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07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8882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3.5431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2.3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6eca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06ec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7254" officeooo:paragraph-rsid="005b725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5f53c" officeooo:paragraph-rsid="0065f5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1c0208"/>
    </style:style>
    <style:style style:name="P8" style:family="paragraph" style:parent-style-name="Standard">
      <style:paragraph-properties fo:text-align="start" style:justify-single-word="false"/>
      <style:text-properties style:font-name="DejaVu Sans Condensed" officeooo:paragraph-rsid="00506eca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weight="normal" officeooo:rsid="004c9420" officeooo:paragraph-rsid="004c942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officeooo:rsid="005b7254" officeooo:paragraph-rsid="005b7254"/>
    </style:style>
    <style:style style:name="P14" style:family="paragraph" style:parent-style-name="Standard">
      <style:paragraph-properties fo:text-align="start" style:justify-single-word="false"/>
      <style:text-properties style:font-name="DejaVu Sans Condensed" officeooo:rsid="0067d2df" officeooo:paragraph-rsid="0067d2df"/>
    </style:style>
    <style:style style:name="P15" style:family="paragraph" style:parent-style-name="Standard">
      <style:paragraph-properties fo:text-align="start" style:justify-single-word="false"/>
      <style:text-properties officeooo:paragraph-rsid="005b7254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650b5b" officeooo:paragraph-rsid="0065f53c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62cf90" officeooo:paragraph-rsid="0065f53c" style:font-style-asian="italic" style:font-style-complex="itali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650b5b" officeooo:paragraph-rsid="0065f53c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650b5b" officeooo:paragraph-rsid="0065f53c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650b5b" officeooo:paragraph-rsid="0065f53c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65f53c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65f53c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65f53c"/>
    </style:style>
    <style:style style:name="P24" style:family="paragraph" style:parent-style-name="Standard" style:list-style-name="L6">
      <style:paragraph-properties fo:text-align="start" style:justify-single-word="false"/>
      <style:text-properties officeooo:paragraph-rsid="0065f53c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650b5b" officeooo:paragraph-rsid="0065f53c" style:font-size-asian="12pt" style:font-weight-asian="bold" style:font-size-complex="12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5f53c" officeooo:paragraph-rsid="0065f53c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6f867" officeooo:paragraph-rsid="0065f53c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bold" officeooo:rsid="00650b5b" officeooo:paragraph-rsid="0065f53c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62cf90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e6f5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50b5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6637b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52b9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6f86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5f53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bold" officeooo:rsid="005e6f5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0b5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6f86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5f53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52b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62cf90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7d2d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style:font-size-asian="12pt" style:font-size-complex="12pt"/>
    </style:style>
    <style:style style:name="T17" style:family="text">
      <style:text-properties style:font-name="DejaVu Sans Condensed" fo:font-size="12pt" officeooo:rsid="00652b95" style:font-size-asian="12pt" style:font-size-complex="12pt"/>
    </style:style>
    <style:style style:name="T18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fo:font-size="12pt" fo:font-style="normal" fo:font-weight="normal" officeooo:rsid="00506ec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fo:font-size="12pt" fo:font-style="normal" fo:font-weight="normal" officeooo:rsid="0067d2d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5b725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6507d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506ec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c9420" style:font-size-asian="12pt" style:font-weight-asian="bold" style:font-size-complex="12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065f53c"/>
    </style:style>
    <style:style style:name="T36" style:family="text">
      <style:text-properties officeooo:rsid="0062c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9">3</text:span><text:span text:style-name="T30">0</text:span><text:span text:style-name="T29">2</text:span><text:span text:style-name="T31"> - </text:span><text:span text:style-name="T32">Flight - </text:span><text:span text:style-name="T33">Radios, Flight Director, Jettison</text:span></text:p>
      <text:p text:style-name="P9"/>
      <text:p text:style-name="P12"><text:span text:style-name="T28">Rad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550751729632">
          <table:table-cell table:style-name="Table1.A1" office:value-type="string">
            <text:p text:style-name="P1">COM1</text:p>
          </table:table-cell>
          <table:table-cell table:style-name="Table1.A1" office:value-type="string">
            <text:p text:style-name="P2">VHF-20B</text:p>
          </table:table-cell>
          <table:table-cell table:style-name="Table1.A1" office:value-type="string">
            <text:p text:style-name="P3">VHF</text:p>
          </table:table-cell>
          <table:table-cell table:style-name="Table1.A1" office:value-type="string">
            <text:p text:style-name="P8"><text:span text:style-name="T23">COMM: </text:span><text:span text:style-name="T19">1</text:span><text:span text:style-name="T20">16</text:span><text:span text:style-name="T19">.000</text:span><text:span text:style-name="T21"> to </text:span><text:span text:style-name="T22">1</text:span><text:span text:style-name="T20">51</text:span><text:span text:style-name="T22">.975 MHz</text:span></text:p>
            <text:p text:style-name="P14"><text:span text:style-name="T18">NAV: </text:span><text:span text:style-name="T22">1</text:span><text:span text:style-name="T18">08.00 to 117.950 and 133.00 to 135.95</text:span></text:p>
          </table:table-cell>
          <table:table-cell table:style-name="Table1.A1" office:value-type="string">
            <text:p text:style-name="P4">AM</text:p>
          </table:table-cell>
          <table:table-cell table:style-name="Table1.F1" office:value-type="string">
            <text:p text:style-name="P6">"VHF-NAV" right console</text:p>
          </table:table-cell>
        </table:table-row>
        <table:table-row table:style-name="TableLine1550751719296">
          <table:table-cell table:style-name="Table1.A2" office:value-type="string">
            <text:p text:style-name="P1">COM<text:span text:style-name="T26">2</text:span></text:p>
          </table:table-cell>
          <table:table-cell table:style-name="Table1.A2" office:value-type="string">
            <text:p text:style-name="P2">V/TVU-740</text:p>
          </table:table-cell>
          <table:table-cell table:style-name="Table1.A2" office:value-type="string">
            <text:p text:style-name="P3">VHF</text:p>
            <text:p text:style-name="P2">UHF</text:p>
          </table:table-cell>
          <table:table-cell table:style-name="Table1.A2" office:value-type="string">
            <text:p text:style-name="P8"><text:span text:style-name="T19">1</text:span><text:span text:style-name="T20">18</text:span><text:span text:style-name="T19">.000</text:span><text:span text:style-name="T21"> to </text:span><text:span text:style-name="T22">149.975 MHz</text:span></text:p>
            <text:p text:style-name="P8"><text:span text:style-name="T22">22</text:span><text:span text:style-name="T20">5</text:span><text:span text:style-name="T22">.000 to </text:span><text:span text:style-name="T21">399.975 MHz</text:span></text:p>
          </table:table-cell>
          <table:table-cell table:style-name="Table1.A2" office:value-type="string">
            <text:p text:style-name="P4">AM</text:p>
          </table:table-cell>
          <table:table-cell table:style-name="Table1.F2" office:value-type="string">
            <text:p text:style-name="P6">"V/UHF" left instrument panel</text:p>
          </table:table-cell>
        </table:table-row>
        <table:table-row table:style-name="TableLine1550751722288"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5">ADF-60</text:p>
          </table:table-cell>
          <table:table-cell table:style-name="Table1.A2" office:value-type="string">
            <text:p text:style-name="P5">??</text:p>
          </table:table-cell>
          <table:table-cell table:style-name="Table1.A2" office:value-type="string">
            <text:p text:style-name="P13">190.000 to 1749.5 KHz</text:p>
          </table:table-cell>
          <table:table-cell table:style-name="Table1.A2" office:value-type="string">
            <text:p text:style-name="P13">??</text:p>
          </table:table-cell>
          <table:table-cell table:style-name="Table1.F2" office:value-type="string">
            <text:p text:style-name="P15"><text:span text:style-name="T24">ADF </text:span><text:span text:style-name="T25">receiver</text:span></text:p>
          </table:table-cell>
        </table:table-row>
      </table:table>
      <text:list xml:id="list2129863530" text:style-name="L1">
        <text:list-item>
          <text:p text:style-name="P18"><text:span text:style-name="T3">Change active radio with large </text:span><text:span text:style-name="T2">black </text:span><text:span text:style-name="T3">knob on </text:span><text:span text:style-name="T9">AUDIO</text:span><text:span text:style-name="T3"> panel (right console).</text:span></text:p>
        </text:list-item>
      </text:list>
      <text:p text:style-name="P16"><text:span text:style-name="T8">V/TVU-70 V/</text:span><text:span text:style-name="T3">U</text:span><text:span text:style-name="T1">HF radio</text:span></text:p>
      <text:list xml:id="list2718387249" text:style-name="L2">
        <text:list-item>
          <text:p text:style-name="P19"><text:span text:style-name="T8">V/</text:span><text:span text:style-name="T3">UHF radio controls are on left side of front instrument panel.</text:span></text:p>
        </text:list-item>
        <text:list-item>
          <text:p text:style-name="P21"><text:span text:style-name="T7">Power on by setting </text:span><text:span text:style-name="T11">Function Dial</text:span><text:span text:style-name="T7"> to </text:span><text:span text:style-name="T12">A3</text:span><text:span text:style-name="T7"> or </text:span><text:span text:style-name="T12">A3+G</text:span><text:span text:style-name="T7">.</text:span></text:p>
        </text:list-item>
        <text:list-item>
          <text:p text:style-name="P25">Using presets:</text:p>
        </text:list-item>
      </text:list>
      <text:list xml:id="list4211184089" text:style-name="L3">
        <text:list-item>
          <text:list>
            <text:list-item>
              <text:p text:style-name="P22"><text:span text:style-name="T10">Frequency Mode Dial</text:span><text:span text:style-name="T4"> ... </text:span><text:span text:style-name="T12">P</text:span><text:span text:style-name="T8"> (Preset)</text:span></text:p>
            </text:list-item>
            <text:list-item>
              <text:p text:style-name="P22"><text:span text:style-name="T4">Change channel with </text:span><text:span text:style-name="T10">Preset Channel Selector knob</text:span><text:span text:style-name="T8"> (black plus/cross knob)</text:span><text:span text:style-name="T4">. <text:s/>Channel is shown in </text:span><text:span text:style-name="T8">display above</text:span><text:span text:style-name="T4">, 2</text:span><text:span text:style-name="T8">1</text:span><text:span text:style-name="T4"> channels available.</text:span></text:p>
            </text:list-item>
          </text:list>
        </text:list-item>
      </text:list>
      <text:list xml:id="list220834077658792" text:continue-list="list2718387249" text:style-name="L2">
        <text:list-item>
          <text:p text:style-name="P29"><text:span text:style-name="T16">Changing preset</text:span><text:span text:style-name="T17"> channel frequencies</text:span><text:span text:style-name="T16">:</text:span></text:p>
        </text:list-item>
      </text:list>
      <text:list xml:id="list1904002854" text:style-name="L4">
        <text:list-item>
          <text:p text:style-name="P26">Presets cannot be changed (as far as I can tell).</text:p>
        </text:list-item>
      </text:list>
      <text:list xml:id="list220834269989203" text:continue-list="list220834077658792" text:style-name="L2">
        <text:list-item>
          <text:p text:style-name="P25">Manual frequency tuning:</text:p>
        </text:list-item>
      </text:list>
      <text:list xml:id="list4181659520" text:style-name="L5">
        <text:list-item>
          <text:p text:style-name="P23"><text:span text:style-name="T10">Frequency Mode Dial</text:span><text:span text:style-name="T4"> ... </text:span><text:span text:style-name="T10">M</text:span><text:span text:style-name="T8"> (Manual)</text:span></text:p>
        </text:list-item>
        <text:list-item>
          <text:p text:style-name="P23"><text:span text:style-name="T4">Set frequency with </text:span><text:span text:style-name="T12">selector wheels</text:span><text:span text:style-name="T5">.</text:span></text:p>
        </text:list-item>
      </text:list>
      <text:p text:style-name="P17"><text:span text:style-name="T8">VHF-20B </text:span><text:span text:style-name="T1">VHF radio</text:span></text:p>
      <text:list xml:id="list2409010471" text:style-name="L6">
        <text:list-item>
          <text:p text:style-name="P20"><text:span text:style-name="T3">V</text:span><text:span text:style-name="T6">HF radio controls are on right console.</text:span></text:p>
        </text:list-item>
        <text:list-item>
          <text:p text:style-name="P24"><text:span text:style-name="T6">Power on by setting </text:span><text:span text:style-name="T11">Power </text:span><text:span text:style-name="T12">knob</text:span><text:span text:style-name="T6"> </text:span><text:span text:style-name="T7">(</text:span><text:span text:style-name="T8">outer ring of left knob</text:span><text:span text:style-name="T7">)</text:span><text:span text:style-name="T8"> </text:span><text:span text:style-name="T6">to </text:span><text:span text:style-name="T11">ON</text:span><text:span text:style-name="T8"> (left/right click on knob)</text:span></text:p>
        </text:list-item>
        <text:list-item>
          <text:p text:style-name="P24"><text:span text:style-name="T13">M</text:span><text:span text:style-name="T14">anual frequency tuning</text:span><text:span text:style-name="T2"> (no presets available)</text:span><text:span text:style-name="T15">:</text:span></text:p>
        </text:list-item>
      </text:list>
      <text:list xml:id="list3742226106" text:style-name="L7">
        <text:list-item>
          <text:p text:style-name="P27"><text:span text:style-name="T36">S</text:span>et frequency with <text:span text:style-name="T27">knobs</text:span><text:span text:style-name="T35"> (scroll up/down on knob)</text:span></text:p>
        </text:list-item>
      </text:list>
      <text:p text:style-name="P11"/>
      <text:p text:style-name="P12"><text:span text:style-name="T28">Flight Director</text:span><text:span text:style-name="T34"> -- TODO</text:span></text:p>
      <text:list xml:id="list3032097779" text:style-name="L8">
        <text:list-item>
          <text:p text:style-name="P28">NOTE: Flight Director is not an autopilot, it just provides steering indicators.</text:p>
        </text:list-item>
      </text:list>
      <text:p text:style-name="P10"/>
      <text:p text:style-name="P12"><text:span text:style-name="T28">Jettison</text:span><text:span text:style-name="T34"> -- TOD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47M13S</meta:editing-duration>
    <meta:editing-cycles>72</meta:editing-cycles>
    <meta:generator>LibreOffice/7.0.3.1$Windows_X86_64 LibreOffice_project/d7547858d014d4cf69878db179d326fc3483e082</meta:generator>
    <dc:date>2022-04-19T22:08:33.274000000</dc:date>
    <meta:document-statistic meta:table-count="1" meta:image-count="0" meta:object-count="0" meta:page-count="1" meta:paragraph-count="43" meta:word-count="223" meta:character-count="1249" meta:non-whitespace-character-count="1084"/>
  </office:meta>
</office:document-meta>
</file>